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Times New Roman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6"><text:span text:style-name="T3"><text:placeholder text:placeholder-type="text">&lt;o.disc_goods or ""&gt;</text:placeholder></text:span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8:05:11</dc:date>
    <meta:editing-duration>PT17H29M58S</meta:editing-duration>
    <meta:editing-cycles>34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4" meta:word-count="153" meta:character-count="1965" meta:non-whitespace-character-count="1634"/>
  </office:meta>
</office:document-meta>
</file>